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7781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ba97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officeooo:rsid="00a88b0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sans-serif" fo:font-size="13.5pt" officeooo:rsid="00ab1139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2cm" draw:visible-area-height="5.022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1">14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Розробка Java-програм з графічним інтерфейсом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19">Тема. <text:span text:style-name="T12">Розробка Java-програм з графічним інтерфейсом.</text:span></text:p>
      <text:p text:style-name="P15"/>
      <text:p text:style-name="P21">Завдання.<text:span text:style-name="T12"> Написати об'єктно-орієнтовану програму на мові Java. Програма повинна мати графічний інтерфейс взаємодії з користувачем. В програмі повинно бути не менше трьох класів. Індивідуальні завдання взяти з попередньої лабораторної роботи.</text:span></text:p>
      <text:p text:style-name="P17"/>
      <text:p text:style-name="P16"><text:span text:style-name="T9">Індивідуальн</text:span><text:span text:style-name="T10">е</text:span><text:span text:style-name="T9"> завдання.</text:span></text:p>
      <text:p text:style-name="P21"/>
      <text:p text:style-name="P22">Діаграма класів.</text:p>
      <text:p text:style-name="P22"/>
      <text:p text:style-name="P22">Опис елементів інтерфейсу, які використовуються в програмі.</text:p>
      <text:p text:style-name="P22"/>
      <text:p text:style-name="P22">Текст програми.</text:p>
      <text:p text:style-name="P22"/>
      <text:p text:style-name="P22">Приклад роботи програми.</text:p>
      <text:p text:style-name="P22"/>
      <text:p text:style-name="P22">Висновки.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03T18:52:37.433004617</dc:date>
    <meta:editing-duration>PT7H52M41S</meta:editing-duration>
    <meta:editing-cycles>141</meta:editing-cycles>
    <meta:generator>LibreOffice/6.4.7.2$Linux_X86_64 LibreOffice_project/40$Build-2</meta:generator>
    <meta:document-statistic meta:table-count="0" meta:image-count="0" meta:object-count="1" meta:page-count="2" meta:paragraph-count="23" meta:word-count="98" meta:character-count="814" meta:non-whitespace-character-count="733"/>
  </office:meta>
</office:document-meta>
</file>